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tyle="italic" fo:font-weight="bold" style:font-style-asian="italic" style:font-weight-asian="bold" style:font-style-complex="italic" style:font-weight-complex="bold"/>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italic" fo:font-weight="normal" style:font-style-asian="italic" style:font-weight-asian="normal" style:font-style-complex="italic" style:font-weight-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margin-left="0in" fo:margin-right="0in" fo:margin-top="0in" fo:margin-bottom="0.0972in" fo:line-height="120%" fo:text-align="start" style:justify-single-word="false" fo:text-indent="0.5in" style:auto-text-indent="false"/>
      <style:text-properties fo:font-style="italic" fo:font-weight="bold" style:font-style-asian="italic" style:font-weight-asian="bold" style:font-style-complex="italic" style:font-weight-complex="bold"/>
    </style:style>
    <style:style style:name="P9" style:family="paragraph" style:parent-style-name="Text_20_body" style:master-page-name="">
      <style:paragraph-properties fo:margin-left="0in" fo:margin-right="0in" fo:margin-top="0in" fo:margin-bottom="0.0972in" fo:line-height="120%" fo:text-align="start" style:justify-single-word="false" fo:text-indent="0.5in" style:auto-text-indent="false" style:page-number="auto"/>
      <style:text-properties fo:font-style="italic" fo:font-weight="bold" style:font-style-asian="italic" style:font-weight-asian="bold" style:font-style-complex="italic" style:font-weight-complex="bold"/>
    </style:style>
    <style:style style:name="P10" style:family="paragraph" style:parent-style-name="Text_20_body" style:list-style-name="L1"/>
    <style:style style:name="P11" style:family="paragraph" style:parent-style-name="Text_20_body" style:list-style-name="L1">
      <style:text-properties fo:font-style="italic" fo:font-weight="bold" style:font-style-asian="italic" style:font-weight-asian="bold" style:font-style-complex="italic" style:font-weight-complex="bold"/>
    </style:style>
    <style:style style:name="P12" style:family="paragraph" style:parent-style-name="Text_20_body" style:list-style-name="L4">
      <style:text-properties fo:font-style="italic" fo:font-weight="normal" style:font-style-asian="italic" style:font-weight-asian="normal" style:font-style-complex="italic" style:font-weight-complex="normal"/>
    </style:style>
    <style:style style:name="P13" style:family="paragraph" style:parent-style-name="Text_20_body" style:list-style-name="L2"/>
    <style:style style:name="P14" style:family="paragraph" style:parent-style-name="Text_20_body" style:list-style-name="L3">
      <style:text-properties fo:font-weight="normal" style:font-weight-asian="normal" style:font-weight-complex="normal"/>
    </style:style>
    <style:style style:name="P15" style:family="paragraph" style:parent-style-name="Text_20_body" style:list-style-name="L3">
      <style:text-properties fo:font-weight="bold" style:font-weight-asian="bold" style:font-weight-complex="bold"/>
    </style:style>
    <style:style style:name="P16" style:family="paragraph" style:parent-style-name="Text_20_body" style:list-style-name="L5"/>
    <style:style style:name="P17" style:family="paragraph" style:parent-style-name="Heading_20_1">
      <style:text-properties fo:font-weight="bold" style:font-weight-asian="bold" style:font-weight-complex="bold"/>
    </style:style>
    <style:style style:name="P18" style:family="paragraph">
      <style:paragraph-properties fo:margin-top="0in" fo:margin-bottom="0.0972in" fo:line-height="120%"/>
    </style:style>
    <style:style style:name="P19" style:family="paragraph">
      <style:paragraph-properties fo:margin-top="0in" fo:margin-bottom="0.0972in" fo:line-height="120%"/>
      <style:text-properties fo:font-size="12pt" fo:font-style="italic" fo:font-weight="bold" style:font-style-asian="italic" style:font-weight-asian="bold" style:font-style-complex="italic" style:font-weight-complex="bold"/>
    </style:style>
    <style:style style:name="P20"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ize="12pt" fo:font-style="italic" fo:font-weight="bold" style:font-style-asian="italic" style:font-weight-asian="bold"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9165in" style:run-through="foreground"/>
    </style:style>
    <style:style style:name="gr3" style:family="graphic">
      <style:graphic-properties draw:stroke="none" svg:stroke-color="#000000" draw:marker-start="Arrowheads_20_1" draw:fill="none" draw:fill-color="#ffffff" fo:min-height="0.5634in" style:run-through="foreground"/>
    </style:style>
    <style:style style:name="gr4" style:family="graphic">
      <style:graphic-properties style:run-through="foreground"/>
    </style:style>
    <style:style style:name="gr5" style:family="graphic">
      <style:graphic-properties draw:marker-start="Arrowheads_20_1" draw:textarea-horizontal-align="center" draw:textarea-vertical-align="middle" style:run-through="foreground"/>
    </style:style>
    <style:style style:name="gr6" style:family="graphic">
      <style:graphic-properties draw:stroke="none" svg:stroke-color="#000000" draw:marker-start="Arrowheads_20_1" draw:fill="none" draw:fill-color="#ffffff" fo:min-height="0.4283in" style:run-through="foreground"/>
    </style:style>
    <style:style style:name="gr7" style:family="graphic">
      <style:graphic-properties draw:stroke="none" svg:stroke-color="#000000" draw:marker-start="Arrowheads_20_1" draw:fill="none" draw:fill-color="#ffffff" fo:min-height="0.5028in" style:run-through="foreground"/>
    </style:style>
    <style:style style:name="gr8" style:family="graphic">
      <style:graphic-properties draw:stroke="none" svg:stroke-color="#000000" draw:marker-start="Arrowheads_20_1" draw:fill="none" draw:fill-color="#ffffff" fo:min-height="0.5516in" style:run-through="foreground"/>
    </style:style>
    <style:style style:name="gr9" style:family="graphic">
      <style:graphic-properties draw:stroke="none" svg:stroke-color="#000000" draw:marker-start="Arrowheads_20_1" draw:fill="none" draw:fill-color="#ffffff" fo:min-height="0.4535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eps for integrating a Linux kernel to the hardware design</text:p>
      <text:p text:style-name="Text_20_body"/>
      <text:p text:style-name="Text_20_body">The following are the important steps to be carried out to make the hardware design work along with a Linux kernel</text:p>
      <text:p text:style-name="Standard">1. Building the UBOOT</text:p>
      <text:p text:style-name="Standard">2. Generating Bit stream</text:p>
      <text:p text:style-name="Standard">3. Creating FSBL</text:p>
      <text:p text:style-name="Standard">4. Generating BOOT.BIN</text:p>
      <text:p text:style-name="Standard">5. Configuring and building the kernel</text:p>
      <text:p text:style-name="Standard">6. <text:s/>Configuting the dts</text:p>
      <text:p text:style-name="Standard">7. Formatting the SD card</text:p>
      <text:p text:style-name="Standard">8. Setting up the SD card</text:p>
      <text:p text:style-name="Standard">9. Testing the sobel filter application</text:p>
      <text:p text:style-name="Standard"/>
      <text:h text:style-name="Heading_20_1" text:outline-level="1">1. Building the U-BOOT</text:h>
      <text:list xml:id="list2068246918" text:style-name="L1">
        <text:list-header>
          <text:p text:style-name="P10">The UBOOT is responsible for starting up the kernel and loading it into the device memory.</text:p>
        </text:list-header>
        <text:list-item>
          <text:p text:style-name="P10">Retrieve U-BOOR from Xilinx repository </text:p>
          <text:list>
            <text:list-header>
              <text:p text:style-name="P11">git clone git://git.xilinx.com/u-boot-xlnx.git </text:p>
              <text:p text:style-name="P11">cd u-boot-xlnx </text:p>
              <text:p text:style-name="P11">git checkout -b xilinx-v14.4 xilinx-v14.4 <text:tab/></text:p>
            </text:list-header>
          </text:list>
        </text:list-item>
        <text:list-item>
          <text:p text:style-name="P10">Configuring the U-BOOT, to boot from the EXT4 file system in SD card</text:p>
          <text:list>
            <text:list-header>
              <text:p text:style-name="P10">Add the following lines in the “sdboot” section (include/configs/zynq_common.h)</text:p>
              <text:p text:style-name="P11">“sdboot=echo Copying Linux kernel from SD to RAM...RFS in ext4;” \ </text:p>
              <text:p text:style-name="P11">“mmcinfo;” \ </text:p>
              <text:p text:style-name="P11">“fatload mmc 0 0x3000000 ${kernel_image};” \ </text:p>
              <text:p text:style-name="P11">“fatload mmc 0 0x2A00000 ${devicetree_image};” \ </text:p>
              <text:p text:style-name="P11">“bootm 0x3000000 - 0x2A00000\0” \</text:p>
              <text:p text:style-name="P10">Save and exit the editor.</text:p>
            </text:list-header>
          </text:list>
        </text:list-item>
        <text:list-item>
          <text:p text:style-name="P10"><text:soft-page-break/>Building the u-boot. </text:p>
          <text:list>
            <text:list-item>
              <text:list>
                <text:list-header>
                  <text:p text:style-name="P10">&lt; Install arm-linux-gcc tool chain </text:p>
                  <text:p text:style-name="P10"><text:s text:c="4"/>sudo apt-get install gcc-arm-linux-gnueabi &gt;</text:p>
                  <text:p text:style-name="P10">&lt; changed arm-linux- to arm-linux-gnueabi- in (arch/arm/config.mk)&gt;</text:p>
                  <text:p text:style-name="P10">&lt;commented in (./common/env_common.c)</text:p>
                  <text:p text:style-name="P10">//#ifdef<text:tab/>CONFIG_EXTRA_ENV_SETTINGS</text:p>
                  <text:p text:style-name="P10">//<text:tab/>CONFIG_EXTRA_ENV_SETTINGS</text:p>
                  <text:p text:style-name="P10">//#endif &gt;</text:p>
                </text:list-header>
              </text:list>
            </text:list-item>
          </text:list>
        </text:list-item>
      </text:list>
      <text:p text:style-name="Text_20_body"><text:tab/><text:span text:style-name="T3">make distclean</text:span></text:p>
      <text:p text:style-name="P1"><text:tab/>make zynq_zed_config</text:p>
      <text:p text:style-name="P1"><text:tab/>make</text:p>
      <text:p text:style-name="P4">4. The u-boot execuitable file will be gereated as <text:span text:style-name="T1">“u-boot”. </text:span>Rename it to as <text:span text:style-name="T1">“u-boot.elf”</text:span></text:p>
      <text:p text:style-name="P4"/>
      <text:h text:style-name="P17" text:outline-level="1">2. Generating the bit stream</text:h>
      <text:p text:style-name="P6"><text:tab/>The bit stream contains the programming logic of the hardware design for FPGA. It is generated by Xilinx XPS tool.</text:p>
      <text:p text:style-name="P6">1. Source Xilinx ISE tool</text:p>
      <text:p text:style-name="P6"><text:tab/><text:span text:style-name="T1">source &lt;Xilinx ISE directory&gt; / settings64.sh</text:span></text:p>
      <text:p text:style-name="P6">2. The reference design for ZED board from Analog devices. This reference design is modified to include the sobel filter.</text:p>
      <text:p text:style-name="P6"><text:tab/><text:span text:style-name="T1">/nfs/TUEIEDAprojects/SystemDesign/work/ipxact/vivin-richards/fpgahdl_xilinx/cf_adv7511_zed</text:span></text:p>
      <text:p text:style-name="P6">3. Open Xilinx XPS and the open the project system.xmp in cf_adv7511_zed</text:p>
      <text:p text:style-name="P6">4. Click on export design to SDK, which generated the bit stream and exports the project to SDK for software development</text:p>
      <text:p text:style-name="P6">5. The bit stream is generated as system.bit</text:p>
      <text:h text:style-name="Heading_20_1" text:outline-level="1"><text:soft-page-break/>3. Creating FSBL</text:h>
      <text:p text:style-name="Text_20_body"><text:tab/>The First Stage Boot Loader is responsible for configuring the ARM Cortex A9 for basic requirements such as UART, clock system, reset and interrupt system. The FSBL then hands over the control to U-Boot for loading the Linux Kernel</text:p>
      <text:p text:style-name="Text_20_body">1. In the exported design in SDK tool, create new application project and choose ZYNQ FSBL from the template.</text:p>
      <text:p text:style-name="Text_20_body">2. After the build process is completed, the <text:span text:style-name="T1">zynq_fsbl.elf</text:span> is created.</text:p>
      <text:h text:style-name="Heading_20_1" text:outline-level="1">4. Generating BOOT.BIN</text:h>
      <text:p text:style-name="Text_20_body"><text:tab/>The three files which we have generated before has to be merged together to a single file called BOOT.BIN.</text:p>
      <text:p text:style-name="Text_20_body">1. In SDK tool click Xilinx tools → Create Boot Image</text:p>
      <text:p text:style-name="Text_20_body">2. <text:s/>Enter a BIF file name</text:p>
      <text:p text:style-name="Text_20_body">3. Add the following file which we have generated before in the same order.</text:p>
      <text:p text:style-name="Text_20_body"><text:tab/>1. zynq_fsbl.elf</text:p>
      <text:p text:style-name="Text_20_body"><text:tab/>2. system.bit</text:p>
      <text:list xml:id="list946362367" text:style-name="L2">
        <text:list-item>
          <text:list>
            <text:list-item>
              <text:list>
                <text:list-item>
                  <text:p text:style-name="P13">u-boot.elf</text:p>
                </text:list-item>
              </text:list>
            </text:list-item>
          </text:list>
        </text:list-item>
      </text:list>
      <text:p text:style-name="Text_20_body">The pregenerated hardware design files are present in </text:p>
      <text:p text:style-name="P7">/nfs/TUEIEDAprojects/SystemDesign/work/ipxact/vivin-richards/boot_image</text:p>
      <text:p text:style-name="Text_20_body">4. click on create image which generated the BOOT image file as <text:span text:style-name="T1">output.bin</text:span>. Rename it as <text:span text:style-name="T1">BOOT.BIN</text:span></text:p>
      <text:h text:style-name="Heading_20_1" text:outline-level="1"><text:span text:style-name="T1">5. Configuring </text:span><text:span text:style-name="T1">and building </text:span><text:span text:style-name="T1">the kernel</text:span></text:h>
      <text:p text:style-name="P6"><text:tab/>The latest Linux kernel v3.14 is used here. The linux kernel has to be configured before building it, to include the desired drivers to the kernel. The pre-build linux kernel v 3.14 is present in </text:p>
      <text:p text:style-name="P7">/nfs/TUEIEDAprojects/SystemDesign/work/ipxact/vivin-richards/ubuntu</text:p>
      <text:p text:style-name="P6"/>
      <text:p text:style-name="P6">1. Download the Linux kernel.</text:p>
      <text:p text:style-name="P6"><text:tab/><text:span text:style-name="T3">git clone git://github.com/analogdevicesinc/linux.git ubuntu</text:span></text:p>
      <text:p text:style-name="Text_20_body"><text:soft-page-break/><text:span text:style-name="T1"><text:tab/></text:span><text:span text:style-name="T3">cd ubuntu</text:span></text:p>
      <text:p text:style-name="P1"><text:tab/>git checkout xcomm_zynq</text:p>
      <text:p text:style-name="P4">2. The configuration file for the kernel in found in /arch/arm/configs/zynq_xcomm_adv7511_defconfig</text:p>
      <text:p text:style-name="P4">The following are the important configurations for providing the kernel support for mouse, keyboard and web- camera interface</text:p>
      <text:p text:style-name="P5"/>
      <text:p text:style-name="P5"/>
      <text:p text:style-name="P9"># Input device support </text:p>
      <text:p text:style-name="P8"/>
      <text:p text:style-name="P8">CONFIG_INPUT=y </text:p>
      <text:p text:style-name="P8">CONFIG_INPUT_FF_MEMLESS=y </text:p>
      <text:p text:style-name="P8">CONFIG_INPUT_SPARSEKMAP=y </text:p>
      <text:p text:style-name="P8"/>
      <text:p text:style-name="P8"># Mouse and keyboard interfaces </text:p>
      <text:p text:style-name="P8"/>
      <text:p text:style-name="P8">CONFIG_INPUT_MOUSEDEV=y </text:p>
      <text:p text:style-name="P8">CONFIG_INPUT_MOUSEDEV_PSAUX=y </text:p>
      <text:p text:style-name="P8">CONFIG_INPUT_MOUSEDEV_SCREEN_X=1024 </text:p>
      <text:p text:style-name="P8">CONFIG_INPUT_MOUSEDEV_SCREEN_Y=768 </text:p>
      <text:p text:style-name="P8">CONFIG_INPUT_EVDEV=y </text:p>
      <text:p text:style-name="P8">CONFIG_INPUT_KEYBOARD=y </text:p>
      <text:p text:style-name="P8">CONFIG_KEYBOARD_ATKBD=y</text:p>
      <text:p text:style-name="P8">CONFIG_MOUSE_PS2=y </text:p>
      <text:p text:style-name="P8">CONFIG_MOUSE_PS2_ALPS=y </text:p>
      <text:p text:style-name="P8">CONFIG_MOUSE_PS2_LOGIPS2PP=y </text:p>
      <text:p text:style-name="P8">CONFIG_MOUSE_PS2_SYNAPTICS=y </text:p>
      <text:p text:style-name="P8">CONFIG_MOUSE_PS2_CYPRESS=y </text:p>
      <text:p text:style-name="P8"><text:soft-page-break/>CONFIG_MOUSE_PS2_TRACKPOINT=y</text:p>
      <text:p text:style-name="P8"/>
      <text:p text:style-name="P8"># Video and camera support</text:p>
      <text:p text:style-name="P8"/>
      <text:p text:style-name="P8">CONFIG_MEDIA_CAMERA_SUPPORT=y </text:p>
      <text:p text:style-name="P8">CONFIG_MEDIA_CONTROLLER=y </text:p>
      <text:p text:style-name="P8">CONFIG_VIDEO_DEV=y </text:p>
      <text:p text:style-name="P8">CONFIG_VIDEO_V4L2_SUBDEV_API=y </text:p>
      <text:p text:style-name="P8">CONFIG_VIDEO_V4L2=y </text:p>
      <text:p text:style-name="P8">CONFIG_VIDEOBUF2_CORE=y </text:p>
      <text:p text:style-name="P8">CONFIG_VIDEOBUF2_MEMOPS=y </text:p>
      <text:p text:style-name="P8">CONFIG_VIDEOBUF2_DMA_CONTIG=y </text:p>
      <text:p text:style-name="P8">CONFIG_VIDEOBUF2_VMALLOC=y </text:p>
      <text:p text:style-name="P8">CONFIG_MEDIA_USB_SUPPORT=y </text:p>
      <text:p text:style-name="P8">CONFIG_USB_VIDEO_CLASS=y </text:p>
      <text:p text:style-name="P8">CONFIG_USB_VIDEO_CLASS_INPUT_EVDEV=y </text:p>
      <text:p text:style-name="P8">CONFIG_V4L_PLATFORM_DRIVERS=y</text:p>
      <text:p text:style-name="P1"><text:tab/>CONFIG_VIDEO_AXI_HDMI_RX=y</text:p>
      <text:p text:style-name="P1"/>
      <text:p text:style-name="P4">4. After editing the configuration file, build the kernel as follows. Make sure the xilinx tools are sourced before building the kernel, as the build process uses the arm cross compiler libraries</text:p>
      <text:p text:style-name="P1"/>
      <text:p text:style-name="P2"><text:span text:style-name="T1"><text:tab/></text:span><text:span text:style-name="T1">export CROSS_COMPILE=arm-xilinx-linux-gnueabi-</text:span></text:p>
      <text:p text:style-name="P1"><text:tab/>make ARCH=arm distclean </text:p>
      <text:p text:style-name="P1"><text:tab/>make ARCH=arm zynq_xcomm_adv7511_defconfig </text:p>
      <text:p text:style-name="P1"><text:tab/>make ARCH=arm </text:p>
      <text:p text:style-name="P1"><text:tab/>cd arch/arm/boot </text:p>
      <text:p text:style-name="P1"><text:soft-page-break/><text:tab/>gzip zImage </text:p>
      <text:p text:style-name="P1"><text:tab/><text:span text:style-name="T4">&lt;sudo apt-get install u-boot-tools &gt;</text:span></text:p>
      <text:p text:style-name="P1"><text:tab/>mkimage -A arm -a 0x8000 -e 0x8000 -n 'Linux kernel' <text:s/>-T kernel -d zImage.gz uImage</text:p>
      <text:p text:style-name="P2"/>
      <text:p text:style-name="P4">5. The kernel image file is found in <text:span text:style-name="T1">/arch/arm/boot/uImage</text:span></text:p>
      <text:h text:style-name="P17" text:outline-level="1">6. Configuring the devicetree file</text:h>
      <text:p text:style-name="P4">1. The kernel has to understand the hardware components present in the design. This information is provided by devicetree source files (.dts). The default devicetree file for zed board is found in <text:span text:style-name="T1">/arch/arm/boot/dts/zynq-zed-adv7511.dts</text:span></text:p>
      <text:p text:style-name="P4"><text:span text:style-name="T1">2</text:span><text:span text:style-name="T1">. </text:span>The device tree file has to be modified according to our design. The following is the description of the syntax of a .dts file</text:p>
      <text:p text:style-name="P6"><draw:g text:anchor-type="paragraph" draw:z-index="0" draw:style-name="gr1"><draw:frame draw:style-name="gr2" draw:text-style-name="P19" svg:width="3.7996in" svg:height="2.9169in" svg:x="1.7677in" svg:y="0.4665in"><draw:text-box><text:p text:style-name="P18"><text:span text:style-name="T7"/></text:p><text:p text:style-name="P18"><text:span text:style-name="T7">xillybus_0: xillybus@50000000 {</text:span></text:p><text:p><text:span text:style-name="T7"><text:s text:c="6"/></text:span><text:span text:style-name="T7">compatible = "xlnx,xillybus-1.00.a";</text:span></text:p><text:p><text:span text:style-name="T7"><text:s text:c="6"/></text:span><text:span text:style-name="T7">reg = &lt; 0x50000000 0x1000 &gt;;</text:span></text:p><text:p><text:span text:style-name="T7"><text:s text:c="6"/></text:span><text:span text:style-name="T7">interrupts = &lt; 0 59 1 &gt;;</text:span></text:p><text:p><text:span text:style-name="T7"><text:s text:c="6"/></text:span><text:span text:style-name="T7">interrupt-parent = &lt;&amp;gic&gt;;</text:span></text:p><text:p><text:span text:style-name="T7"/></text:p><text:p><text:span text:style-name="T7"><text:s text:c="6"/></text:span><text:span text:style-name="T7">xlnx,max-burst-len = &lt;0x10&gt;;</text:span></text:p><text:p><text:span text:style-name="T7"><text:s text:c="6"/></text:span><text:span text:style-name="T7">xlnx,native-data-width = &lt;0x20&gt;;</text:span></text:p><text:p><text:span text:style-name="T7"><text:s text:c="6"/></text:span><text:span text:style-name="T7">xlnx,slv-awidth = &lt;0x20&gt;;</text:span></text:p><text:p><text:span text:style-name="T7"><text:s text:c="6"/></text:span><text:span text:style-name="T7">xlnx,slv-dwidth = &lt;0x20&gt;;</text:span></text:p><text:p><text:span text:style-name="T7"><text:s text:c="6"/></text:span><text:span text:style-name="T7">xlnx,use-wstrb = &lt;0x1&gt;;</text:span></text:p><text:p><text:span text:style-name="T7"><text:s text:c="4"/></text:span><text:span text:style-name="T7">} ;</text:span></text:p></draw:text-box></draw:frame><draw:frame draw:style-name="gr3" svg:width="1.3114in" svg:height="0.5634in" svg:x="5.8in" svg:y="0.7382in"><draw:text-box><text:p>Index name for device driver</text:p></draw:text-box></draw:frame><draw:g draw:style-name="gr4"><draw:line draw:style-name="gr5" draw:text-style-name="P20" svg:x1="0.8256in" svg:y1="0.722in" svg:x2="1.7681in" svg:y2="0.8039in"><text:p/></draw:line><draw:line draw:style-name="gr5" draw:text-style-name="P20" svg:x1="5.174in" svg:y1="0.3201in" svg:x2="3.9665in" svg:y2="0.7303in"><text:p/></draw:line><draw:line draw:style-name="gr5" draw:text-style-name="P20" svg:x1="0.7555in" svg:y1="1.3437in" svg:x2="2.0264in" svg:y2="1.1839in"><text:p/></draw:line><draw:line draw:style-name="gr5" draw:text-style-name="P20" svg:x1="5.7276in" svg:y1="0.8862in" svg:x2="4.4441in" svg:y2="1.037in"><text:p/></draw:line><draw:line draw:style-name="gr5" draw:text-style-name="P20" svg:x1="4.7835in" svg:y1="1.7563in" svg:x2="3.95in" svg:y2="2.0382in"><text:p/></draw:line><draw:line draw:style-name="gr5" draw:text-style-name="P20" svg:x1="1.0441in" svg:y1="2.1335in" svg:x2="1.9685in" svg:y2="2.1772in"><text:p/></draw:line><draw:frame draw:style-name="gr6" svg:width="0.8335in" svg:height="0.4287in" svg:x="0.1382in" svg:y="0.5417in"><draw:text-box><text:p text:style-name="P20">Device label</text:p></draw:text-box></draw:frame><draw:frame draw:style-name="gr7" svg:width="1.0906in" svg:height="0.5031in" svg:x="5.1874in" svg:y="0.1in"><draw:text-box><text:p>Starting address of the device</text:p></draw:text-box></draw:frame><draw:frame draw:style-name="gr8" svg:width="1.5815in" svg:height="0.5516in" svg:x="4.8677in" svg:y="1.5339in"><draw:text-box><text:p>Parameter value</text:p></draw:text-box></draw:frame><draw:frame draw:style-name="gr9" svg:width="0.8453in" svg:height="0.4539in" svg:x="-0.1425in" svg:y="1.1783in"><draw:text-box><text:p>Device driver index</text:p></draw:text-box></draw:frame><draw:frame draw:style-name="gr7" svg:width="0.8461in" svg:height="0.5031in" svg:x="0.1992in" svg:y="2.0484in"><draw:text-box><text:p>Parameter name</text:p></draw:text-box></draw:frame></draw:g></draw:g>3. The modified device tree is found here, (<text:span text:style-name="T5">arch/arm/boot/dts/zynq-zed-adv7511.dts)</text:span></text:p>
      <text:p text:style-name="Text_20_body"><text:span text:style-name="T4">4</text:span><text:span text:style-name="T4">. Build the device tree blob as follows</text:span><text:span text:style-name="T1"><text:tab/></text:span></text:p>
      <text:p text:style-name="P1"><text:tab/>make ARCH=arm zynq-zed-adv7511.dtb</text:p>
      <text:p text:style-name="P4">5. The .dtb file is generated in <text:span text:style-name="T1">arch/arm/boot/dts/zynq-zed-adv7511.dtb</text:span></text:p>
      <text:p text:style-name="P4"/>
      <text:h text:style-name="P17" text:outline-level="1"><text:soft-page-break/>7. Formatting the sd card</text:h>
      <text:p text:style-name="Text_20_body"><text:span text:style-name="T1"><text:tab/></text:span><text:span text:style-name="T4">The SD card should be formatted to two partitions of ext4 and FAT32 format. EXT4 format holds the linaro file system and FAT32 holds the kernel image, boot file and device tree file.</text:span></text:p>
      <text:p text:style-name="P6">1. Open gparted tool to format the SD card</text:p>
      <text:p text:style-name="Text_20_body"><text:span text:style-name="T4">2. Format the SD card for </text:span><text:span text:style-name="T1">40 MB</text:span><text:span text:style-name="T4"> size of the format </text:span><text:span text:style-name="T1">FAT32</text:span><text:span text:style-name="T4">. Label this partition as </text:span><text:span text:style-name="T1">“</text:span><text:span text:style-name="T1">boot</text:span><text:span text:style-name="T1">”</text:span></text:p>
      <text:p text:style-name="P6">3. The remaining part of the SD card is formatted as <text:span text:style-name="T1">EXT4. </text:span>Label this partition as <text:span text:style-name="T1">“</text:span><text:span text:style-name="T1">rootfs</text:span><text:span text:style-name="T1">”</text:span></text:p>
      <text:h text:style-name="P17" text:outline-level="1">8. Setting up the SD card</text:h>
      <text:p text:style-name="P6">1. The “boot” partition contains the files necessary for booting up the linux kernel.</text:p>
      <text:list xml:id="list558968472" text:style-name="L3">
        <text:list-item>
          <text:p text:style-name="P14">Copy the three files <text:span text:style-name="T1">BOOT.BIN, uImage, </text:span><text:span text:style-name="T6">zynq-zed-adv7511.dtb </text:span>generated in steps 4,5 and 6 respectively. The pre-generated boot files are present in</text:p>
          <text:p text:style-name="P15">/nfs/TUEIEDAprojects/SystemDesign/work/ipxact/vivin-richards/sd_image_working</text:p>
        </text:list-item>
      </text:list>
      <text:p text:style-name="P6">3. Rename <text:span text:style-name="T5">zynq-zed-adv7511.dt</text:span><text:span text:style-name="T5">b</text:span><text:span text:style-name="T6"> </text:span><text:span text:style-name="T5">files</text:span><text:span text:style-name="T6"> </text:span><text:span text:style-name="T5">as </text:span><text:span text:style-name="T6">devicetree.dtb</text:span></text:p>
      <text:p text:style-name="P4">4. Download the linaro file system</text:p>
      <text:p text:style-name="P6"><text:span text:style-name="T5"><text:tab/></text:span><text:span text:style-name="T3">wget </text:span><text:a xlink:type="simple" xlink:href="http://releases.linaro.org/11.12/ubuntu/oneiric-"><text:span text:style-name="T3">http://releases.linaro.org/11.12/ubuntu/oneiric-</text:span></text:a><text:span text:style-name="T3"> images/ubuntu-desktop/linaro-o-ubuntu-desktop-tar-20111219- 0.tar.gz</text:span></text:p>
      <text:p text:style-name="P6"><text:span text:style-name="T3">5. </text:span><text:span text:style-name="T2">Extract the linaro file system to “</text:span><text:span text:style-name="T3">rootfs” </text:span><text:span text:style-name="T2">partition of the SD card.</text:span></text:p>
      <text:p text:style-name="P3"><text:tab/>sudo tar --strip-components=3 -C /media/rootfs -xzpf linaro-o-ubuntu-desktop-tar-20111219-0.tar.gz binary/boot/filesystem.dir</text:p>
      <text:list xml:id="list1580104596" text:style-name="L4">
        <text:list-item>
          <text:p text:style-name="P12">Safely remove the SD card.</text:p>
        </text:list-item>
      </text:list>
      <text:h text:style-name="Heading_20_1" text:outline-level="1">9. Testing the sobel filter application</text:h>
      <text:p text:style-name="Text_20_body"/>
      <text:list xml:id="list418658952" text:style-name="L5">
        <text:list-item>
          <text:p text:style-name="P16">Copy the sobel filter application software from /nfs/TUEIEDAprojects/SystemDesign/work/ipxact/vivin-richards/camera_sw/test_app to the <text:span text:style-name="T1">rootfs </text:span><text:span text:style-name="T4">filesystem in SD card in </text:span><text:span text:style-name="T1">/home/linaro/ </text:span><text:span text:style-name="T4">folder</text:span></text:p>
        </text:list-item>
        <text:list-item>
          <text:p text:style-name="P16">Boot the Zed board from SD card.</text:p>
        </text:list-item>
        <text:list-item>
          <text:p text:style-name="P16">Build the test application as follows</text:p>
          <text:list>
            <text:list-header>
              <text:p text:style-name="P16">cmake .</text:p>
              <text:p text:style-name="P16"><text:soft-page-break/>Make clean</text:p>
              <text:p text:style-name="P16">make</text:p>
              <text:p text:style-name="P16">sudo ./camera</text:p>
            </text:list-header>
          </text:list>
        </text:list-item>
      </text:list>
      <text:p text:style-name="Text_20_body"><text:span text:style-name="T1">Note : </text:span>Incase the camera executable file is already present in the workspace, it will cause error during the build process. So delete the camera exeecutable file first and then build it ag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20 30" svg:d="m10 0-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epartment of Electronics and design automation <text:s text:c="54"/>Vivin Richards A E</text:p>
      </style:header>
      <style:footer>
        <text:p text:style-name="Footer">Technische Universität Münche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7T14:00:38.173898845</meta:creation-date>
    <meta:editing-duration>PT4H8M40S</meta:editing-duration>
    <meta:editing-cycles>13</meta:editing-cycles>
    <meta:generator>LibreOffice/3.5$Linux_X86_64 LibreOffice_project/350m1$Build-2</meta:generator>
    <dc:date>2015-02-04T12:44:18</dc:date>
    <dc:creator>Munish·Jassi </dc:creator>
    <meta:document-statistic meta:table-count="0" meta:image-count="0" meta:object-count="0" meta:page-count="8" meta:paragraph-count="146" meta:word-count="1028" meta:character-count="7661" meta:non-whitespace-character-count="6654"/>
  </office:meta>
</office:document-meta>
</file>